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2pt" style:font-name-asian="Arial2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 style:font-weight-complex="bold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10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2" style:font-size-asian="12pt" style:font-weight-asian="bold" style:font-name-complex="Times New Roman1" style:font-size-complex="12pt"/>
    </style:style>
    <style:style style:name="P11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2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2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in" fo:margin-bottom="0in" fo:line-height="115%"/>
      <style:text-properties style:font-name="Times New Roman" fo:font-size="12pt" style:font-name-asian="Arial2" style:font-size-asian="12pt" style:font-name-complex="Times New Roman1" style:font-size-complex="12pt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ug Report Template</text:p>
      <text:p text:style-name="P2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ID number*</text:p>
          </table:table-cell>
          <table:table-cell table:style-name="Table1.B1" office:value-type="float" office:value="5">
            <text:p text:style-name="P7">5</text:p>
          </table:table-cell>
        </table:table-row>
        <table:table-row table:style-name="Table1.1">
          <table:table-cell table:style-name="Table1.A1" office:value-type="string">
            <text:p text:style-name="P5">Title*</text:p>
          </table:table-cell>
          <table:table-cell table:style-name="Table1.A1" office:value-type="string">
            <text:p text:style-name="P7">Filtrarea descrescatoare dupa pret</text:p>
          </table:table-cell>
        </table:table-row>
        <table:table-row table:style-name="Table1.3">
          <table:table-cell table:style-name="Table1.A1" office:value-type="string">
            <text:p text:style-name="P5">Reporter</text:p>
          </table:table-cell>
          <table:table-cell table:style-name="Table1.A1" office:value-type="string">
            <text:p text:style-name="P7">Sorin Giula</text:p>
          </table:table-cell>
        </table:table-row>
        <table:table-row table:style-name="Table1.1">
          <table:table-cell table:style-name="Table1.A1" office:value-type="string">
            <text:p text:style-name="P5">Submit Date*</text:p>
          </table:table-cell>
          <table:table-cell table:style-name="Table1.B4" office:value-type="date" office:date-value="2025-09-06">
            <text:p text:style-name="P7">09/06/25</text:p>
          </table:table-cell>
        </table:table-row>
        <table:table-row table:style-name="Table1.5">
          <table:table-cell table:style-name="Table1.A1" office:value-type="string">
            <text:p text:style-name="P5">Severity*</text:p>
          </table:table-cell>
          <table:table-cell table:style-name="Table1.A1" office:value-type="string">
            <text:p text:style-name="P7">S1</text:p>
          </table:table-cell>
        </table:table-row>
        <table:table-row table:style-name="Table1.5">
          <table:table-cell table:style-name="Table1.A1" office:value-type="string">
            <text:p text:style-name="P5">Priority*</text:p>
          </table:table-cell>
          <table:table-cell table:style-name="Table1.A1" office:value-type="string">
            <text:p text:style-name="P7">P1</text:p>
          </table:table-cell>
        </table:table-row>
      </table:table>
      <text:p text:style-name="P4"/>
      <text:p text:style-name="P3">Description:</text:p>
      <text:p text:style-name="P6">Cand se selecteaza filtrarea crescatoare dupa pret apare mesajul „Sorting is broken<text:span text:style-name="T1">! This error has been reported to Backtrace.”</text:span></text:p>
      <text:p text:style-name="P6"/>
      <text:p text:style-name="P2"><text:s/>.</text:p>
      <text:p text:style-name="P3">Steps to reproduce*</text:p>
      <text:p text:style-name="P3"/>
      <text:list xml:id="list7434032087160663842" text:style-name="WWNum1">
        <text:list-item>
          <text:p text:style-name="P11">Se deschide website – www.saucedemo.com</text:p>
        </text:list-item>
        <text:list-item>
          <text:p text:style-name="P11">Se selecteaza user „error_user” si parola „secret_sauce”</text:p>
        </text:list-item>
        <text:list-item>
          <text:p text:style-name="P11">Se apasa pe Login </text:p>
        </text:list-item>
        <text:list-item>
          <text:p text:style-name="P12">Se alege meniul care face sortarea crescatoare dupa pret</text:p>
        </text:list-item>
        <text:list-item>
          <text:p text:style-name="P12">Observam rezultatul</text:p>
        </text:list-item>
      </text:list>
      <text:p text:style-name="P9"/>
      <text:p text:style-name="P3">Expected result*</text:p>
      <text:p text:style-name="P14">“Price (low to high)”</text:p>
      <text:p text:style-name="P13"/>
      <text:p text:style-name="P4"/>
      <text:p text:style-name="P3">Actual result*</text:p>
      <text:p text:style-name="P3"/>
      <text:p text:style-name="P8">Sorting is broken! This error has been reported to Backtrace.</text:p>
      <text:p text:style-name="P6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8</meta:editing-cycles>
    <meta:creation-date>2025-05-05T17:19:00</meta:creation-date>
    <dc:date>2025-06-09T14:34:09.70</dc:date>
    <meta:editing-duration>P4DT3H28M1S</meta:editing-duration>
    <meta:generator>OpenOffice/4.1.15$Win32 OpenOffice.org_project/4115m2$Build-9813</meta:generator>
    <meta:document-statistic meta:table-count="1" meta:image-count="0" meta:object-count="0" meta:page-count="1" meta:paragraph-count="26" meta:word-count="96" meta:character-count="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